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1900000148E25444F4.jpg"/>
  <manifest:file-entry manifest:media-type="image/jpeg" manifest:full-path="Pictures/10000000000000C8000000CECE109FA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034cm" fo:margin-top="0cm" fo:margin-bottom="0cm" fo:line-height="100%" fo:text-align="center" style:justify-single-word="false" fo:text-indent="0cm" style:auto-text-indent="false" style:text-autospace="none" style:writing-mode="lr-tb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4.092cm"/>
          <style:tab-stop style:position="11.003cm"/>
        </style:tab-stops>
      </style:paragraph-properties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3.043cm"/>
          <style:tab-stop style:position="9.657cm"/>
          <style:tab-stop style:position="12.647cm"/>
        </style:tab-stops>
      </style:paragraph-properties>
      <style:text-properties style:font-name="Arial"/>
    </style:style>
    <style:style style:name="P8" style:family="paragraph" style:parent-style-name="Standard">
      <style:paragraph-properties>
        <style:tab-stops>
          <style:tab-stop style:position="3.043cm"/>
          <style:tab-stop style:position="9.657cm"/>
          <style:tab-stop style:position="12.647cm"/>
        </style:tab-stops>
      </style:paragraph-properties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4.092cm"/>
          <style:tab-stop style:position="11.003cm"/>
        </style:tab-stops>
      </style:paragraph-properties>
      <style:text-properties style:font-name="Arial"/>
    </style:style>
    <style:style style:name="P10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/>
    </style:style>
    <style:style style:name="P11" style:family="paragraph" style:parent-style-name="Standard">
      <style:paragraph-properties fo:text-align="center" style:justify-single-word="false">
        <style:tab-stops>
          <style:tab-stop style:position="3.043cm"/>
          <style:tab-stop style:position="9.657cm"/>
          <style:tab-stop style:position="12.647cm"/>
        </style:tab-stops>
      </style:paragraph-properties>
      <style:text-properties style:font-name="Arial"/>
    </style:style>
    <style:style style:name="T1" style:family="text">
      <style:text-properties fo:color="#000000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2" style:family="text">
      <style:text-properties fo:color="#000000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Memorial Descritivo </text:p>
      <text:p text:style-name="P4"/>
      <text:p text:style-name="P5"/>
      <text:p text:style-name="P7"><text:span text:style-name="T3">Imóvel:</text:span><text:tab/>$parcela.descricao<text:tab/><text:span text:style-name="T3">Comarca:</text:span><text:tab/>$info.comarca</text:p>
      <text:p text:style-name="P7"><text:span text:style-name="T3">Detentor:</text:span><text:tab/>$parcela.nomeProprietario<text:tab/><text:span text:style-name="T3">Gleba:</text:span><text:tab/>$info.nomeImovel</text:p>
      <text:p text:style-name="P7"><text:span text:style-name="T3">Município:</text:span><text:tab/>$info.municipio<text:tab/><text:span text:style-name="T3">UF:</text:span><text:tab/>$info.uf</text:p>
      <text:p text:style-name="P7"><text:span text:style-name="T3">CPF/CNPJ:</text:span><text:tab/>$parcela.cpfCnpj<text:tab/></text:p>
      <text:p text:style-name="P8"><text:span text:style-name="T3">Área:</text:span><text:tab/>$area<text:tab/><text:span text:style-name="T3">Perímetro:</text:span><text:tab/>$perimetro</text:p>
      <text:p text:style-name="P9"/>
      <text:p text:style-name="P10"><text:tab/>Imóvel situado na localidade denominada $info.municipio, com o seguinte perímetro e confrontações: </text:p>
      <text:p text:style-name="P6"/>
      <text:p text:style-name="P3">$tabela_memorial</text:p>
      <text:p text:style-name="P9"/>
      <text:p text:style-name="P10"><text:tab/>Todas as distâncias, azimutes e áreas estão calculados no plano UTM, referenciadas ao Sistema Geodésico de Referência $info.datum. </text:p>
      <text:p text:style-name="P9"/>
      <text:p text:style-name="P9"/>
      <text:p text:style-name="P11">cidade, <text:date style:data-style-name="N76" text:date-value="2011-11-23T15:34:05">23 de Novembro de 2011</text:date></text:p>
      <text:p text:style-name="P11"/>
      <text:p text:style-name="P11"/>
      <text:p text:style-name="P11">________________________________________</text:p>
      <text:p text:style-name="P11">RT: $rt_nome, CREA: $rt_crea</text:p>
      <text:p text:style-name="P11">Código Credenciamento: $rt_codigo_credenciamento</text:p>
      <text:p text:style-name="P11">ART n: $art_nume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034cm" fo:margin-top="0cm" fo:margin-bottom="0cm" fo:line-height="100%" fo:text-align="center" style:justify-single-word="false" fo:text-indent="0cm" style:auto-text-indent="false" style:text-autospace="none" style:writing-mode="lr-tb"/>
      <style:text-properties style:font-name="Arial"/>
    </style:style>
    <style:style style:name="MP2" style:family="paragraph" style:parent-style-name="Standard">
      <style:paragraph-properties fo:text-align="center" style:justify-single-word="false"/>
      <style:text-properties fo:color="#000000" style:font-name="Arial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MT1" style:family="text">
      <style:text-properties fo:color="#000000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MT2" style:family="text">
      <style:text-properties fo:color="#000000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Mfr1" style:family="graphic" style:parent-style-name="Graphics">
      <style:graphic-properties style:run-through="background" style:wrap="run-through" style:number-wrapped-paragraphs="no-limit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graphics2" text:anchor-type="as-char" svg:width="1.693cm" svg:height="1.743cm" draw:z-index="0"><draw:image xlink:href="Pictures/10000000000000C8000000CECE109FAC.jpg" xlink:type="simple" xlink:show="embed" xlink:actuate="onLoad"/></draw:frame></text:span><text:span text:style-name="MT2">MINISTÉRIO EXTRAORDINÁRIO DE POLÍTICA FUNDIÁRIA</text:span><text:span text:style-name="MT1"><draw:frame draw:style-name="Mfr1" draw:name="graphics1" text:anchor-type="as-char" svg:width="2.131cm" svg:height="1.561cm" draw:z-index="1"><draw:image xlink:href="Pictures/100000000000021900000148E25444F4.jpg" xlink:type="simple" xlink:show="embed" xlink:actuate="onLoad"/></draw:frame></text:span></text:p>
        <text:p text:style-name="MP2">INSTITUTO NACIONAL DE COLONIZAÇÃO E REFORMA AGRÁRIA INCR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anedo</meta:initial-creator>
    <meta:creation-date>2010-10-04T20:43:44</meta:creation-date>
    <dc:date>2011-11-23T15:34:05</dc:date>
    <meta:editing-duration>PT1H55M41S</meta:editing-duration>
    <meta:editing-cycles>18</meta:editing-cycles>
    <meta:generator>LibreOffice/3.4$Unix LibreOffice_project/340m1$Build-12</meta:generator>
    <meta:document-statistic meta:table-count="0" meta:image-count="2" meta:object-count="0" meta:page-count="1" meta:paragraph-count="14" meta:word-count="81" meta:character-count="745" meta:non-whitespace-character-count="672"/>
  </office:meta>
</office:document-meta>
</file>